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1b8010" officeooo:paragraph-rsid="001b8010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text-properties officeooo:rsid="001b8010" officeooo:paragraph-rsid="001b8010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T1" style:family="text">
      <style:text-properties officeooo:rsid="001b8010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3" style:family="text">
      <style:text-properties fo:font-style="italic"/>
    </style:style>
    <style:style style:name="T4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5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6" style:family="text">
      <style:text-properties officeooo:rsid="001b8010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aab aaaba</text:p>
      <text:p text:style-name="P5"/>
      <text:p text:style-name="P5"><text:a xlink:type="simple" xlink:href="https://platon.campograndeformacion.com/mod/quiz/view.php?id=26188" text:style-name="Internet_20_link" text:visited-style-name="Visited_20_Internet_20_Link"><text:span text:style-name="T2">MF0951-UF1306. Test de Evaluación Tema 1</text:span></text:a> </text:p>
      <text:p text:style-name="P5"/>
      <text:h text:style-name="P3" text:outline-level="3">Pregunta 1</text:h>
      <text:section text:style-name="Sect1" text:name="question-1037-1">
        <text:p text:style-name="P8">El lenguaje <text:span text:style-name="T3">script </text:span>que se suele utilizar en el lado del servidor es:</text:p>
        <text:section text:style-name="Sect1" text:name="q1037:1_answer0_label">
          <text:p text:style-name="P8"><text:span text:style-name="T1">*a.</text:span>PHP</text:p>
        </text:section>
        <text:section text:style-name="Sect1" text:name="q1037:1_answer1_label">
          <text:p text:style-name="P9"><text:span text:style-name="T5">b.</text:span>HTML</text:p>
        </text:section>
        <text:section text:style-name="Sect1" text:name="q1037:1_answer2_label">
          <text:p text:style-name="P9"><text:span text:style-name="T5">c.</text:span>JavaScript</text:p>
        </text:section>
        <text:section text:style-name="Sect1" text:name="q1037:1_answer3_label">
          <text:p text:style-name="P9"><text:span text:style-name="T5">d.</text:span>CSS</text:p>
        </text:section>
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 En el lado del servidor se utiliza PHP ya que es capaz de mantener una comunicación con el cliente y con el servidor.</text:p>
      </text:section>
      <text:section text:style-name="Sect1" text:name="question-1037-2">
        <text:h text:style-name="P1" text:outline-level="3">Pregunta 2</text:h>
        <text:p text:style-name="P8">¿Qué es la validación de datos?</text:p>
        <text:section text:style-name="Sect1" text:name="q1037:2_answer0_label">
          <text:p text:style-name="P8"><text:span text:style-name="T1">a.</text:span>Es el control de datos en la base de datos</text:p>
        </text:section>
        <text:section text:style-name="Sect1" text:name="q1037:2_answer1_label">
          <text:p text:style-name="P9"><text:span text:style-name="T5">b.</text:span>Es validar que el tipo de datos sea correcto</text:p>
        </text:section>
        <text:section text:style-name="Sect1" text:name="q1037:2_answer2_label">
          <text:p text:style-name="P9"><text:span text:style-name="T5">c.</text:span>Es verificar que el usuario no introduzca mal los datos</text:p>
        </text:section>
        <text:section text:style-name="Sect1" text:name="q1037:2_answer3_label">
          <text:p text:style-name="P9"><text:span text:style-name="T6">*</text:span><text:span text:style-name="T5">d.</text:span>Es el testeo y control de datos para mantener la integridad y seguridad de los mismos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o! No hay que confundir validar datos con verificar datos.</text:p>
      </text:section>
      <text:section text:style-name="Sect1" text:name="question-1037-3">
        <text:h text:style-name="P1" text:outline-level="3">Pregunta 3</text:h>
        <text:p text:style-name="P8">¿Cómo describiría la <text:span text:style-name="T3">verificación de datos</text:span>?</text:p>
        <text:section text:style-name="Sect1" text:name="q1037:3_answer0_label">
          <text:p text:style-name="P8"><text:span text:style-name="T1">*a.</text:span>Es asegurar que los datos concuerdan entre sí y los requisitos establecidos</text:p>
        </text:section>
        <text:section text:style-name="Sect1" text:name="q1037:3_answer1_label">
          <text:p text:style-name="P9"><text:span text:style-name="T5">b.</text:span>Es validar que los datos del formulario son correctos</text:p>
        </text:section>
        <text:section text:style-name="Sect1" text:name="q1037:3_answer2_label">
          <text:p text:style-name="P9"><text:span text:style-name="T5">c.</text:span>Es comunicar al servidor los datos introducidos por el usuario</text:p>
        </text:section>
        <text:section text:style-name="Sect1" text:name="q1037:3_answer3_label">
          <text:p text:style-name="P9"><text:span text:style-name="T5">d.</text:span>Es asegurarle al usuario que sus datos son correctos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Verificar datos es uno de los procesos más importantes del desarrollo web.</text:p>
      </text:section>
      <text:section text:style-name="Sect1" text:name="question-1037-4">
        <text:h text:style-name="P1" text:outline-level="3">Pregunta 4</text:h>
        <text:p text:style-name="P8">¿Qué lenguaje <text:span text:style-name="T3">script </text:span>utiliza comúnmente en el lado del cliente?</text:p>
        <text:section text:style-name="Sect1" text:name="q1037:4_answer0_label">
          <text:p text:style-name="P8"><text:span text:style-name="T1">*a.</text:span>JavaScript</text:p>
        </text:section>
        <text:section text:style-name="Sect1" text:name="q1037:4_answer1_label">
          <text:p text:style-name="P9"><text:span text:style-name="T5">b.</text:span>PHP</text:p>
        </text:section>
        <text:section text:style-name="Sect1" text:name="q1037:4_answer2_label">
          <text:p text:style-name="P9"><text:span text:style-name="T5">c.</text:span>HTML</text:p>
        </text:section>
        <text:section text:style-name="Sect1" text:name="q1037:4_answer3_label">
          <text:p text:style-name="P9"><text:span text:style-name="T5">d.</text:span>CSS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 El lenguaje JavaScript es el lenguaje que manejan la mayoría de servidores.</text:p>
      </text:section>
      <text:section text:style-name="Sect1" text:name="question-1037-5">
        <text:h text:style-name="P1" text:outline-level="3"/>
        <text:h text:style-name="P2" text:outline-level="3">Pregunta 5</text:h>
        <text:p text:style-name="P8">¿Qué es una librería?</text:p>
        <text:section text:style-name="Sect1" text:name="q1037:5_answer0_label">
          <text:p text:style-name="P8"><text:span text:style-name="T1">a.</text:span>Son archivos donde se clasifican los datos</text:p>
        </text:section>
        <text:section text:style-name="Sect1" text:name="q1037:5_answer1_label">
          <text:p text:style-name="P9"><text:span text:style-name="T6">*</text:span><text:span text:style-name="T5">b.</text:span>Es un conjunto de código escrito que facilita la programación en cierto lenguaje</text:p>
        </text:section>
        <text:section text:style-name="Sect1" text:name="q1037:5_answer2_label">
          <text:p text:style-name="P9"><text:span text:style-name="T5">c.</text:span>Es un conjunto de funciones que programamos para reutilizarlas</text:p>
        </text:section>
        <text:section text:style-name="Sect1" text:name="q1037:5_answer3_label">
          <text:p text:style-name="P9"><text:span text:style-name="T5">d.</text:span>Son archivos que hacen que funcionen nuestro programa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Las librerías son añadidos a un lenguaje de programación para facilitar su uso.</text:p>
      </text:section>
      <text:section text:style-name="Sect1" text:name="question-1037-6">
        <text:h text:style-name="P1" text:outline-level="3">Pregunta 6</text:h>
        <text:p text:style-name="P8">¿Qué son los captchas?</text:p>
        <text:section text:style-name="Sect1" text:name="q1037:6_answer0_label">
          <text:p text:style-name="P8"><text:span text:style-name="T1">*a.</text:span>Son tests para verificar si está comunicándose con un humano</text:p>
        </text:section>
        <text:section text:style-name="Sect1" text:name="q1037:6_answer1_label">
          <text:p text:style-name="P9"><text:span text:style-name="T5">b.</text:span>Son verificadiones de formulario</text:p>
        </text:section>
        <text:section text:style-name="Sect1" text:name="q1037:6_answer2_label">
          <text:p text:style-name="P9"><text:span text:style-name="T5">c.</text:span>Sirven para validar los datos del formulario</text:p>
        </text:section>
        <text:section text:style-name="Sect1" text:name="q1037:6_answer3_label">
          <text:p text:style-name="P9"><text:span text:style-name="T5">d.</text:span>Son un plugin de la librería JQuery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 <text:span text:style-name="T3">Captcha </text:span>significa <text:span text:style-name="T3">Test de Turing Público y Automático</text:span> para distinguir a los ordenadores de los humanos.</text:p>
      </text:section>
      <text:section text:style-name="Sect1" text:name="question-1037-7">
        <text:h text:style-name="P1" text:outline-level="3">Pregunta 7</text:h>
        <text:p text:style-name="P8">¿Qué validaría este patrón ”^([a-zA-Z0-9_\.\-])+\@(([a-zA-Z0-9\-])+\.)+([a-zA-Z]{2,6})+$”;?</text:p>
        <text:section text:style-name="Sect1" text:name="q1037:7_answer0_label">
          <text:p text:style-name="P9"><text:span text:style-name="T1">*a.</text:span>Un correo electrónico</text:p>
        </text:section>
        <text:section text:style-name="Sect1" text:name="q1037:7_answer1_label">
          <text:p text:style-name="P9"><text:span text:style-name="T5">b.</text:span>Una URL</text:p>
        </text:section>
        <text:section text:style-name="Sect1" text:name="q1037:7_answer2_label">
          <text:p text:style-name="P9"><text:span text:style-name="T5">c.</text:span>Una contraseña</text:p>
        </text:section>
        <text:section text:style-name="Sect1" text:name="q1037:7_answer3_label">
          <text:p text:style-name="P9"><text:span text:style-name="T5">d.</text:span>Un teléfono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Estaría validando un email ya que obligamos al usuario a utilizar una @ y un punto.</text:p>
      </text:section>
      <text:section text:style-name="Sect1" text:name="question-1037-8">
        <text:h text:style-name="P1" text:outline-level="3">Pregunta 8</text:h>
        <text:p text:style-name="P8">¿Para qué se utiliza el lenguaje SQL?</text:p>
        <text:section text:style-name="Sect1" text:name="q1037:8_answer0_label">
          <text:p text:style-name="P8"><text:span text:style-name="T1">*a.</text:span>Para modificar datos de una base de datos</text:p>
        </text:section>
        <text:section text:style-name="Sect1" text:name="q1037:8_answer1_label">
          <text:p text:style-name="P9"><text:span text:style-name="T5">b.</text:span>Para programar scripts en el lado del servidor</text:p>
        </text:section>
        <text:section text:style-name="Sect1" text:name="q1037:8_answer2_label">
          <text:p text:style-name="P9"><text:span text:style-name="T5">c.</text:span>Es una librería de JavaScript</text:p>
        </text:section>
        <text:section text:style-name="Sect1" text:name="q1037:8_answer3_label">
          <text:p text:style-name="P9"><text:span text:style-name="T5">d.</text:span>Es un lenguaje capaz de comunicarse entre el cliente y el servidor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El lenguaje SQL es el que manejan las bases de datos.</text:p>
      </text:section>
      <text:section text:style-name="Sect1" text:name="question-1037-9">
        <text:h text:style-name="P1" text:outline-level="3"/>
        <text:h text:style-name="P2" text:outline-level="3">Pregunta 9</text:h>
        <text:p text:style-name="P8">¿Qué es AJAX?</text:p>
        <text:section text:style-name="Sect1" text:name="q1037:9_answer0_label">
          <text:p text:style-name="P8"><text:span text:style-name="T1">a.</text:span>Es un lenguaje para bases de datos</text:p>
        </text:section>
        <text:section text:style-name="Sect1" text:name="q1037:9_answer1_label">
          <text:p text:style-name="P9"><text:span text:style-name="T6">*</text:span><text:span text:style-name="T5">b.</text:span>Una mezcla de JavaScript asíncrono y XML</text:p>
        </text:section>
        <text:section text:style-name="Sect1" text:name="q1037:9_answer2_label">
          <text:p text:style-name="P9"><text:span text:style-name="T5">c.</text:span>Es un JavaScript mezclado con HTML</text:p>
        </text:section>
        <text:section text:style-name="Sect1" text:name="q1037:9_answer3_label">
          <text:p text:style-name="P9"><text:span text:style-name="T5">d.</text:span>Es una librería JavaScript</text:p>
        </text:section>
        <text:p text:style-name="P7"><draw:frame draw:style-name="fr1" draw:name="Marco18" text:anchor-type="char" svg:width="0.041cm" draw:z-index="8"><draw:text-box fo:min-height="0.041cm"><text:h text:style-name="P4" text:outline-level="4">Retroalimentación</text:h></draw:text-box></draw:frame>¡Correcto! AJAX es capaz de comunicarse con el servidor de manera asíncrona, esto permite no recargar la página cada vez que llame al servidor.</text:p>
      </text:section>
      <text:section text:style-name="Sect1" text:name="question-1037-10">
        <text:h text:style-name="P1" text:outline-level="3">Pregunta 10</text:h>
        <text:section text:style-name="Sect1" text:name="yui_3_17_2_1_1689255350453_146">
          <text:p text:style-name="P11">¿Qué significa cuando se utiliza <text:span text:style-name="T3">required </text:span>al validar un campo de formulario?</text:p>
          <text:section text:style-name="Sect1" text:name="q1037:10_answer0_label">
            <text:p text:style-name="P8"><text:span text:style-name="T1">*a.</text:span>Que ese campo es obligatorio</text:p>
          </text:section>
          <text:section text:style-name="Sect1" text:name="q1037:10_answer1_label">
            <text:p text:style-name="P9"><text:span text:style-name="T5">b.</text:span>Que ese campo requiere una validación</text:p>
          </text:section>
          <text:section text:style-name="Sect1" text:name="q1037:10_answer2_label">
            <text:p text:style-name="P9"><text:span text:style-name="T5">c.</text:span>Que ese campo requiere una verificación</text:p>
          </text:section>
          <text:section text:style-name="Sect1" text:name="q1037:10_answer3_label">
            <text:p text:style-name="P9"><text:span text:style-name="T5">d.</text:span>Que el campo no es obligatorio</text:p>
          </text:section>
          <text:section text:style-name="Sect2" text:name="yui_3_17_2_1_1689255350453_145">
            <text:p text:style-name="P10"><draw:frame draw:style-name="fr1" draw:name="Marco20" text:anchor-type="char" svg:width="0.041cm" draw:z-index="9"><draw:text-box fo:min-height="0.041cm"><text:h text:style-name="P4" text:outline-level="4">Retroalimentación</text:h></draw:text-box></draw:frame>¡Correcto! <text:span text:style-name="T3">Required </text:span>sirve para seleccionar un campo obligatorio y que el usuario deba introducir datos en él.</text:p>
          </text:section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5:34:38.295000000</meta:creation-date>
    <dc:date>2023-07-13T15:40:19.747000000</dc:date>
    <meta:editing-duration>PT5M41S</meta:editing-duration>
    <meta:editing-cycles>1</meta:editing-cycles>
    <meta:document-statistic meta:table-count="0" meta:image-count="0" meta:object-count="0" meta:page-count="3" meta:paragraph-count="82" meta:word-count="516" meta:character-count="3276" meta:non-whitespace-character-count="2841"/>
    <meta:generator>LibreOffice/7.5.0.3$Windows_X86_64 LibreOffice_project/c21113d003cd3efa8c53188764377a8272d9d6de</meta:generator>
  </office:meta>
</office:document-meta>
</file>